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92D050"/>
    </style:style>
    <style:style style:name="T3" style:parent-style-name="Car.predefinitoparagrafo" style:family="text">
      <style:text-properties fo:color="#92D050"/>
    </style:style>
    <style:style style:name="T4" style:parent-style-name="Car.predefinitoparagrafo" style:family="text">
      <style:text-properties fo:color="#92D050"/>
    </style:style>
    <style:style style:name="T5" style:parent-style-name="Car.predefinitoparagrafo" style:family="text">
      <style:text-properties fo:color="#92D050"/>
    </style:style>
    <style:style style:name="T6" style:parent-style-name="Car.predefinitoparagrafo" style:family="text">
      <style:text-properties fo:color="#FF0000"/>
    </style:style>
    <style:style style:name="T7" style:parent-style-name="Car.predefinitoparagrafo" style:family="text">
      <style:text-properties fo:color="#92D050"/>
    </style:style>
    <style:style style:name="T8" style:parent-style-name="Car.predefinitoparagrafo" style:family="text">
      <style:text-properties fo:color="#FF0000"/>
    </style:style>
    <style:style style:name="T9" style:parent-style-name="Car.predefinitoparagrafo" style:family="text">
      <style:text-properties fo:color="#92D050"/>
    </style:style>
    <style:style style:name="T10" style:parent-style-name="Car.predefinitoparagrafo" style:family="text">
      <style:text-properties fo:color="#92D050"/>
    </style:style>
    <style:style style:name="T11" style:parent-style-name="Car.predefinitoparagrafo" style:family="text">
      <style:text-properties fo:color="#92D050"/>
    </style:style>
    <style:style style:name="T12" style:parent-style-name="Car.predefinitoparagrafo" style:family="text">
      <style:text-properties fo:color="#92D050"/>
    </style:style>
  </office:automatic-styles>
  <office:body>
    <office:text text:use-soft-page-breaks="true">
      <text:p text:style-name="P1">Parte 1</text:p>
      <text:p text:style-name="Standard"/>
      <text:p text:style-name="Standard">Icona del gioco <text:s text:c="2"/>(<text:s/><text:span text:style-name="T2">FATTO</text:span>)</text:p>
      <text:p text:style-name="Standard">Logo e titolo del gioco <text:s/>(<text:s/><text:span text:style-name="T3">FATTO</text:span>)</text:p>
      <text:p text:style-name="Standard">Cursore custom rispetto a quello di windows <text:s/>(<text:s/><text:span text:style-name="T4">FATTO</text:span>)</text:p>
      <text:p text:style-name="Standard">Effetti sonori con i click sui pulsanti (<text:s/><text:span text:style-name="T5">FATTO</text:span>)</text:p>
      <text:p text:style-name="Standard">Inserire<text:s/>più di una canzone in sottofondo (magari facendo si che ad ogni apertura venga suonata una fra le 2 o 3 possibili in modo casuale))</text:p>
      <text:p text:style-name="Standard">Trovare 2 immagini per gli eroi oppure un modo figo per rendere 2 nostre foto icone da inserire nel gioco (ad esempio con effetti bianco/nero oppure sfumato ecc)<text:s/>(<text:s/><text:span text:style-name="T6">WORK IN PROGRESS</text:span>)</text:p>
      <text:p text:style-name="Standard">Sottomenu di:</text:p>
      <text:p text:style-name="Standard">-opzioni: con checkbox audio si, no e altro eventualmente; tasto indietro (<text:s/><text:span text:style-name="T7">FATTO</text:span>)</text:p>
      <text:p text:style-name="Standard">-extra: contenente una descrizione breve del gioco, i crediti agli autori, tasto indietro(<text:s/><text:span text:style-name="T8">WORK IN PROGRESS</text:span>)</text:p>
      <text:p text:style-name="Standard">-obiettivi:<text:s/>tasto indietro(<text:s/><text:span text:style-name="T9">FATTO</text:span>)</text:p>
      <text:p text:style-name="Standard">Aggiunte varie dopo le altre cose:</text:p>
      <text:p text:style-name="Standard">Mappe aggiuntive (<text:s/><text:span text:style-name="T10">FATTO</text:span>)</text:p>
      <text:p text:style-name="Standard">- modi per rendere la cpu più “difficile” da battere</text:p>
      <text:p text:style-name="Standard">- creazione del tutorial in game</text:p>
      <text:p text:style-name="Standard">- localizzazione inglese(<text:s/><text:span text:style-name="T11">FATTO</text:span>)</text:p>
      <text:p text:style-name="Standard">-mapping pulsanti extra (esempio fare in modo che la schermata si possa scorrere anche con wasd a seconda delle preferenza dell'utente, impostando dal menu impostazioni) ecc... (<text:s/><text:span text:style-name="T12">FATTO</text:span>)</text:p>
      <text:p text:style-name="Standard"/>
      <text:p text:style-name="Standard">Parte 2</text:p>
      <text:p text:style-name="Standard"/>
      <text:p text:style-name="Standard">Finestra ricerca</text:p>
      <text:p text:style-name="Standard">Finestra negozio</text:p>
      <text:p text:style-name="Standard">Gestione turni di gioco</text:p>
      <text:p text:style-name="Standard">Gestione difficolta e i.a. cpu</text:p>
      <text:p text:style-name="Standard">Multiplayer</text:p>
      <text:p text:style-name="Standard">Gestione carica e<text:s/>salva partita con una stringa aggiuntiv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renzo Ferrari</dc:creator>
    <meta:creation-date>2017-06-11T15:07:00Z</meta:creation-date>
    <dc:date>2017-07-08T16:47:00Z</dc:date>
    <meta:template xlink:href="Normal.dotm" xlink:type="simple"/>
    <meta:editing-cycles>11</meta:editing-cycles>
    <meta:editing-duration>PT16020S</meta:editing-duration>
    <meta:document-statistic meta:page-count="1" meta:paragraph-count="2" meta:word-count="190" meta:character-count="1272" meta:row-count="9" meta:non-whitespace-character-count="1084"/>
  </office:meta>
</office:document-meta>
</file>